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0_12-25-35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20_13-58-29_000.jpg</text:p>
          </table:table-cell>
          <table:table-cell table:style-name="ce17" office:value-type="string">
            <text:p>:PHOTO 面白いもの / @自室 / 記録用 / theme=色々な光の色；模様 / object=焼酎、ニンニクを漬け込んだ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4" table:formula="of:=IF([.E3]=&quot;&quot;;[.C3];CONCATENATE([.C3];&quot; / &quot;;[.E3]))" office:value-type="string" office:string-value=":PHOTO 面白いもの / @自室 / 記録用 / theme=色々な光の色；模様 / object=焼酎、ニンニクを漬け込んだ">
            <text:p>:PHOTO 面白いもの / @自室 / 記録用 / theme=色々な光の色；模様 / object=焼酎、ニンニクを漬け込ん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0_13-58-35_000.jpg</text:p>
          </table:table-cell>
          <table:table-cell table:style-name="ce17" office:value-type="string">
            <text:p>:PHOTO 面白いもの / @自室 / 記録用 / theme=色々な光の色；模様 / object=焼酎、ニンニクを漬け込んだ</text:p>
          </table:table-cell>
          <table:table-cell table:style-name="ce33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4" table:formula="of:=IF([.E4]=&quot;&quot;;[.C4];CONCATENATE([.C4];&quot; / &quot;;[.E4]))" office:value-type="string" office:string-value=":PHOTO 面白いもの / @自室 / 記録用 / theme=色々な光の色；模様 / object=焼酎、ニンニクを漬け込んだ">
            <text:p>:PHOTO 面白いもの / @自室 / 記録用 / theme=色々な光の色；模様 / object=焼酎、ニンニクを漬け込ん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0_16-11-10_000.jpg</text:p>
          </table:table-cell>
          <table:table-cell table:style-name="ce17" office:value-type="string">
            <text:p>:m RES 1*1 / free# JVEMV6 37#21.8.2_3 / 37. miscs of miscs / 21. math_physics / 8. gauge-theory;ゲージ理論 / 2. history-of-field-theory / topics=~,w:canonical-quantization;field-theory;dynamics,s=,i=1.1 / N+</text:p>
          </table:table-cell>
          <table:table-cell table:style-name="ce17"/>
          <table:table-cell table:style-name="ce4"/>
          <table:table-cell table:style-name="ce4" office:value-type="string">
            <text:p>N-35-35-27.928161 E-139-34-48.775634</text:p>
          </table:table-cell>
          <table:table-cell table:style-name="ce34" table:formula="of:=IF([.E5]=&quot;&quot;;[.C5];CONCATENATE([.C5];&quot; / &quot;;[.E5]))" office:value-type="string" office:string-value=":m RES 1*1 / free# JVEMV6 37#21.8.2_3 / 37. miscs of miscs / 21. math_physics / 8. gauge-theory;ゲージ理論 / 2. history-of-field-theory / topics=~,w:canonical-quantization;field-theory;dynamics,s=,i=1.1 / N+">
            <text:p>:m RES 1*1 / free# JVEMV6 37#21.8.2_3 / 37. miscs of miscs / 21. math_physics / 8. gauge-theory;ゲージ理論 / 2. history-of-field-theory / topics=~,w:canonical-quantization;field-theory;dynamics,s=,i=1.1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0_16-20-36_000.jpg</text:p>
          </table:table-cell>
          <table:table-cell table:style-name="ce17" office:value-type="string">
            <text:p>:m 東和 PHOTO / 201121sa / 大口駅 / ガーラ横浜大口Ⅱ / １名 / 橘設備工業所（藤木組） / 資料：スケジュール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6]=&quot;&quot;;[.C6];CONCATENATE([.C6];&quot; / &quot;;[.E6]))" office:value-type="string" office:string-value=":m 東和 PHOTO / 201121sa / 大口駅 / ガーラ横浜大口Ⅱ / １名 / 橘設備工業所（藤木組） / 資料：スケジュール">
            <text:p>:m 東和 PHOTO / 201121sa / 大口駅 / ガーラ横浜大口Ⅱ / １名 / 橘設備工業所（藤木組） / 資料：スケジュー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0_17-03-39_000.jpg</text:p>
          </table:table-cell>
          <table:table-cell table:style-name="ce19" office:value-type="string">
            <text:p>:m music / log / recorder,rc / || s.1:rev:prev-1 || s.2:ph-N,CR-2,continue-from=prev-2,k.E,t.10,score+</text:p>
          </table:table-cell>
          <table:table-cell table:style-name="ce19"/>
          <table:table-cell table:style-name="ce4"/>
          <table:table-cell table:style-name="ce4" office:value-type="string">
            <text:p>N-35-35-36.703491 E-139-34-47.841796</text:p>
          </table:table-cell>
          <table:table-cell table:style-name="ce34" table:formula="of:=IF([.E7]=&quot;&quot;;[.C7];CONCATENATE([.C7];&quot; / &quot;;[.E7]))" office:value-type="string" office:string-value=":m music / log / recorder,rc / || s.1:rev:prev-1 || s.2:ph-N,CR-2,continue-from=prev-2,k.E,t.10,score+">
            <text:p>:m music / log / recorder,rc / || s.1:rev:prev-1 || s.2:ph-N,CR-2,continue-from=prev-2,k.E,t.10,score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0_17-24-20_000.jpg</text:p>
          </table:table-cell>
          <table:table-cell table:style-name="ce17" office:value-type="string">
            <text:p>:m 東和 PHOTO / 201121sa / 大口駅 / ガーラ横浜大口Ⅱ / １名 / 橘設備工業所（藤木組） / 資料：地図</text:p>
          </table:table-cell>
          <table:table-cell table:style-name="ce17"/>
          <table:table-cell table:style-name="ce4"/>
          <table:table-cell table:style-name="ce4" office:value-type="string">
            <text:p>N-35-35-27.516174 E-139-34-48.171386</text:p>
          </table:table-cell>
          <table:table-cell table:style-name="ce34" table:formula="of:=IF([.E8]=&quot;&quot;;[.C8];CONCATENATE([.C8];&quot; / &quot;;[.E8]))" office:value-type="string" office:string-value=":m 東和 PHOTO / 201121sa / 大口駅 / ガーラ横浜大口Ⅱ / １名 / 橘設備工業所（藤木組） / 資料：地図">
            <text:p>:m 東和 PHOTO / 201121sa / 大口駅 / ガーラ横浜大口Ⅱ / １名 / 橘設備工業所（藤木組） / 資料：地図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0_17-31-57_000.jpg</text:p>
          </table:table-cell>
          <table:table-cell table:style-name="ce17" office:value-type="string">
            <text:p>:m 東和 PHOTO / 201121sa / 大口駅 / ガーラ横浜大口Ⅱ / １名 / 橘設備工業所（藤木組） / 資料：地図：ストリート</text:p>
          </table:table-cell>
          <table:table-cell table:style-name="ce18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4" table:formula="of:=IF([.E9]=&quot;&quot;;[.C9];CONCATENATE([.C9];&quot; / &quot;;[.E9]))" office:value-type="string" office:string-value=":m 東和 PHOTO / 201121sa / 大口駅 / ガーラ横浜大口Ⅱ / １名 / 橘設備工業所（藤木組） / 資料：地図：ストリート">
            <text:p>:m 東和 PHOTO / 201121sa / 大口駅 / ガーラ横浜大口Ⅱ / １名 / 橘設備工業所（藤木組） / 資料：地図：ストリート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0_18-52-49_000.jpg</text:p>
          </table:table-cell>
          <table:table-cell table:style-name="ce8" office:value-type="string">
            <text:p>:m music / log / jap.flute-bamboo / || s.1:each-notes || s.2:oct-2 || s.3:oct-3 || s.4:ユリ s.5:half || s.6:prev-phrases \\\ :m music / log / jap.flute / || s.1:blow:each-notes || s.2:oct-2 || s.3:oct-3,memo=form-of-lips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10]=&quot;&quot;;[.C10];CONCATENATE([.C10];&quot; / &quot;;[.E10]))" office:value-type="string" office:string-value=":m music / log / jap.flute-bamboo / || s.1:each-notes || s.2:oct-2 || s.3:oct-3 || s.4:ユリ s.5:half || s.6:prev-phrases \\\ :m music / log / jap.flute / || s.1:blow:each-notes || s.2:oct-2 || s.3:oct-3,memo=form-of-lips">
            <text:p>:m music / log / jap.flute-bamboo / || s.1:each-notes || s.2:oct-2 || s.3:oct-3 || s.4:ユリ s.5:half || s.6:prev-phrases \\\ :m music / log / jap.flute / || s.1:blow:each-notes || s.2:oct-2 || s.3:oct-3,memo=form-of-lips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0_20-40-05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4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20_22-16-08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21_05-24-19_000.jpg</text:p>
          </table:table-cell>
          <table:table-cell table:style-name="ce17" office:value-type="string">
            <text:p>:m 東和 PHOTO / 201121sa / 大口駅 / ガーラ横浜大口Ⅱ / １名 / 橘設備工業所（藤木組） / 出発時間 / N-35-35-26.596069 E-139-34-45.864257</text:p>
          </table:table-cell>
          <table:table-cell table:style-name="ce18"/>
          <table:table-cell table:style-name="ce4" table:formula="of:=[.F13]" office:value-type="string" office:string-value="N-35-35-26.596069 E-139-34-45.864257">
            <text:p>N-35-35-26.596069 E-139-34-45.864257</text:p>
          </table:table-cell>
          <table:table-cell table:style-name="ce4" office:value-type="string">
            <text:p>N-35-35-26.596069 E-139-34-45.864257</text:p>
          </table:table-cell>
          <table:table-cell table:style-name="ce34" table:formula="of:=IF([.E13]=&quot;&quot;;[.C13];CONCATENATE([.C13];&quot; / &quot;;[.E13]))" office:value-type="string" office:string-value=":m 東和 PHOTO / 201121sa / 大口駅 / ガーラ横浜大口Ⅱ / １名 / 橘設備工業所（藤木組） / 出発時間 / N-35-35-26.596069 E-139-34-45.864257 / N-35-35-26.596069 E-139-34-45.864257">
            <text:p>:m 東和 PHOTO / 201121sa / 大口駅 / ガーラ横浜大口Ⅱ / １名 / 橘設備工業所（藤木組） / 出発時間 / N-35-35-26.596069 E-139-34-45.864257 / N-35-35-26.596069 E-139-34-45.864257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21_06-56-10_000.jpg</text:p>
          </table:table-cell>
          <table:table-cell table:style-name="ce17" office:value-type="string">
            <text:p>:m 東和 PHOTO / 201121sa / 大口駅 / ガーラ横浜大口Ⅱ / １名 / 橘設備工業所（藤木組） / 現場状況 / N-35-29-26.368103 E-139-38-35.31372</text:p>
          </table:table-cell>
          <table:table-cell table:style-name="ce19"/>
          <table:table-cell table:style-name="ce4" table:formula="of:=[.F14]" office:value-type="string" office:string-value="N-35-29-26.368103 E-139-38-35.31372">
            <text:p>N-35-29-26.368103 E-139-38-35.31372</text:p>
          </table:table-cell>
          <table:table-cell table:style-name="ce4" office:value-type="string">
            <text:p>N-35-29-26.368103 E-139-38-35.31372</text:p>
          </table:table-cell>
          <table:table-cell table:style-name="ce34" table:formula="of:=IF([.E14]=&quot;&quot;;[.C14];CONCATENATE([.C14];&quot; / &quot;;[.E14]))" office:value-type="string" office:string-value=":m 東和 PHOTO / 201121sa / 大口駅 / ガーラ横浜大口Ⅱ / １名 / 橘設備工業所（藤木組） / 現場状況 / N-35-29-26.368103 E-139-38-35.31372 / N-35-29-26.368103 E-139-38-35.31372">
            <text:p>:m 東和 PHOTO / 201121sa / 大口駅 / ガーラ横浜大口Ⅱ / １名 / 橘設備工業所（藤木組） / 現場状況 / N-35-29-26.368103 E-139-38-35.31372 / N-35-29-26.368103 E-139-38-35.3137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1-21_06-56-16_000.jpg</text:p>
          </table:table-cell>
          <table:table-cell table:style-name="ce17" office:value-type="string">
            <text:p>:m 東和 PHOTO / 201121sa / 大口駅 / ガーラ横浜大口Ⅱ / １名 / 橘設備工業所（藤木組） / 現場状況 / N-35-29-26.368103 E-139-38-35.31372</text:p>
          </table:table-cell>
          <table:table-cell table:style-name="ce19"/>
          <table:table-cell table:style-name="ce4" table:formula="of:=[.F15]" office:value-type="string" office:string-value="N-35-29-26.368103 E-139-38-35.31372">
            <text:p>N-35-29-26.368103 E-139-38-35.31372</text:p>
          </table:table-cell>
          <table:table-cell table:style-name="ce4" office:value-type="string">
            <text:p>N-35-29-26.368103 E-139-38-35.31372</text:p>
          </table:table-cell>
          <table:table-cell table:style-name="ce34" table:formula="of:=IF([.E15]=&quot;&quot;;[.C15];CONCATENATE([.C15];&quot; / &quot;;[.E15]))" office:value-type="string" office:string-value=":m 東和 PHOTO / 201121sa / 大口駅 / ガーラ横浜大口Ⅱ / １名 / 橘設備工業所（藤木組） / 現場状況 / N-35-29-26.368103 E-139-38-35.31372 / N-35-29-26.368103 E-139-38-35.31372">
            <text:p>:m 東和 PHOTO / 201121sa / 大口駅 / ガーラ横浜大口Ⅱ / １名 / 橘設備工業所（藤木組） / 現場状況 / N-35-29-26.368103 E-139-38-35.31372 / N-35-29-26.368103 E-139-38-35.3137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1-21_06-56-19_000.jpg</text:p>
          </table:table-cell>
          <table:table-cell table:style-name="ce17" office:value-type="string">
            <text:p>:m 東和 PHOTO / 201121sa / 大口駅 / ガーラ横浜大口Ⅱ / １名 / 橘設備工業所（藤木組） / 現場状況 / N-35-29-26.368103 E-139-38-35.31372</text:p>
          </table:table-cell>
          <table:table-cell table:style-name="ce18"/>
          <table:table-cell table:style-name="ce4" table:formula="of:=[.F16]" office:value-type="string" office:string-value="N-35-29-26.368103 E-139-38-35.31372">
            <text:p>N-35-29-26.368103 E-139-38-35.31372</text:p>
          </table:table-cell>
          <table:table-cell table:style-name="ce4" office:value-type="string">
            <text:p>N-35-29-26.368103 E-139-38-35.31372</text:p>
          </table:table-cell>
          <table:table-cell table:style-name="ce34" table:formula="of:=IF([.E16]=&quot;&quot;;[.C16];CONCATENATE([.C16];&quot; / &quot;;[.E16]))" office:value-type="string" office:string-value=":m 東和 PHOTO / 201121sa / 大口駅 / ガーラ横浜大口Ⅱ / １名 / 橘設備工業所（藤木組） / 現場状況 / N-35-29-26.368103 E-139-38-35.31372 / N-35-29-26.368103 E-139-38-35.31372">
            <text:p>:m 東和 PHOTO / 201121sa / 大口駅 / ガーラ横浜大口Ⅱ / １名 / 橘設備工業所（藤木組） / 現場状況 / N-35-29-26.368103 E-139-38-35.31372 / N-35-29-26.368103 E-139-38-35.3137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1-21_06-56-30_000.jpg</text:p>
          </table:table-cell>
          <table:table-cell table:style-name="ce17" office:value-type="string">
            <text:p>:m 東和 PHOTO / 201121sa / 大口駅 / ガーラ横浜大口Ⅱ / １名 / 橘設備工業所（藤木組） / 現場状況 / N-35-29-27.398071 E-139-38-35.31372</text:p>
          </table:table-cell>
          <table:table-cell table:style-name="ce19"/>
          <table:table-cell table:style-name="ce4" table:formula="of:=[.F17]" office:value-type="string" office:string-value="N-35-29-27.398071 E-139-38-35.31372">
            <text:p>N-35-29-27.398071 E-139-38-35.31372</text:p>
          </table:table-cell>
          <table:table-cell table:style-name="ce4" office:value-type="string">
            <text:p>N-35-29-27.398071 E-139-38-35.31372</text:p>
          </table:table-cell>
          <table:table-cell table:style-name="ce34" table:formula="of:=IF([.E17]=&quot;&quot;;[.C17];CONCATENATE([.C17];&quot; / &quot;;[.E17]))" office:value-type="string" office:string-value=":m 東和 PHOTO / 201121sa / 大口駅 / ガーラ横浜大口Ⅱ / １名 / 橘設備工業所（藤木組） / 現場状況 / N-35-29-27.398071 E-139-38-35.31372 / N-35-29-27.398071 E-139-38-35.31372">
            <text:p>:m 東和 PHOTO / 201121sa / 大口駅 / ガーラ横浜大口Ⅱ / １名 / 橘設備工業所（藤木組） / 現場状況 / N-35-29-27.398071 E-139-38-35.31372 / N-35-29-27.398071 E-139-38-35.3137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1-21_06-56-44_000.jpg</text:p>
          </table:table-cell>
          <table:table-cell table:style-name="ce17" office:value-type="string">
            <text:p>:m 東和 PHOTO / 201121sa / 大口駅 / ガーラ横浜大口Ⅱ / １名 / 橘設備工業所（藤木組） / 現場状況 / N-35-29-27.480468 E-139-38-36.467285</text:p>
          </table:table-cell>
          <table:table-cell table:style-name="ce19"/>
          <table:table-cell table:style-name="ce4" table:formula="of:=[.F18]" office:value-type="string" office:string-value="N-35-29-27.480468 E-139-38-36.467285">
            <text:p>N-35-29-27.480468 E-139-38-36.467285</text:p>
          </table:table-cell>
          <table:table-cell table:style-name="ce4" office:value-type="string">
            <text:p>N-35-29-27.480468 E-139-38-36.467285</text:p>
          </table:table-cell>
          <table:table-cell table:style-name="ce34" table:formula="of:=IF([.E18]=&quot;&quot;;[.C18];CONCATENATE([.C18];&quot; / &quot;;[.E18]))" office:value-type="string" office:string-value=":m 東和 PHOTO / 201121sa / 大口駅 / ガーラ横浜大口Ⅱ / １名 / 橘設備工業所（藤木組） / 現場状況 / N-35-29-27.480468 E-139-38-36.467285 / N-35-29-27.480468 E-139-38-36.467285">
            <text:p>:m 東和 PHOTO / 201121sa / 大口駅 / ガーラ横浜大口Ⅱ / １名 / 橘設備工業所（藤木組） / 現場状況 / N-35-29-27.480468 E-139-38-36.467285 / N-35-29-27.480468 E-139-38-36.46728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1-21_06-56-54_000.jpg</text:p>
          </table:table-cell>
          <table:table-cell table:style-name="ce17" office:value-type="string">
            <text:p>:m 東和 PHOTO / 201121sa / 大口駅 / ガーラ横浜大口Ⅱ / １名 / 橘設備工業所（藤木組） / 現場状況 / N-35-29-27.288208 E-139-38-37.565917</text:p>
          </table:table-cell>
          <table:table-cell table:style-name="ce17"/>
          <table:table-cell table:style-name="ce4" table:formula="of:=[.F19]" office:value-type="string" office:string-value="N-35-29-27.288208 E-139-38-37.565917">
            <text:p>N-35-29-27.288208 E-139-38-37.565917</text:p>
          </table:table-cell>
          <table:table-cell table:style-name="ce4" office:value-type="string">
            <text:p>N-35-29-27.288208 E-139-38-37.565917</text:p>
          </table:table-cell>
          <table:table-cell table:style-name="ce34" table:formula="of:=IF([.E19]=&quot;&quot;;[.C19];CONCATENATE([.C19];&quot; / &quot;;[.E19]))" office:value-type="string" office:string-value=":m 東和 PHOTO / 201121sa / 大口駅 / ガーラ横浜大口Ⅱ / １名 / 橘設備工業所（藤木組） / 現場状況 / N-35-29-27.288208 E-139-38-37.565917 / N-35-29-27.288208 E-139-38-37.565917">
            <text:p>:m 東和 PHOTO / 201121sa / 大口駅 / ガーラ横浜大口Ⅱ / １名 / 橘設備工業所（藤木組） / 現場状況 / N-35-29-27.288208 E-139-38-37.565917 / N-35-29-27.288208 E-139-38-37.56591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1-21_07-04-03_000.jpg</text:p>
          </table:table-cell>
          <table:table-cell table:style-name="ce8" office:value-type="string">
            <text:p>:PHOTO 記録しておきたいもの / @宮前平駅、東和現場、トイレ / 掲示物 / N-35-29-27.288208 E-139-38-37.565917</text:p>
          </table:table-cell>
          <table:table-cell table:style-name="ce18"/>
          <table:table-cell table:style-name="ce4" table:formula="of:=[.F20]" office:value-type="string" office:string-value="N-35-29-27.288208 E-139-38-37.565917">
            <text:p>N-35-29-27.288208 E-139-38-37.565917</text:p>
          </table:table-cell>
          <table:table-cell table:style-name="ce4" office:value-type="string">
            <text:p>N-35-29-27.288208 E-139-38-37.565917</text:p>
          </table:table-cell>
          <table:table-cell table:style-name="ce34" table:formula="of:=IF([.E20]=&quot;&quot;;[.C20];CONCATENATE([.C20];&quot; / &quot;;[.E20]))" office:value-type="string" office:string-value=":PHOTO 記録しておきたいもの / @宮前平駅、東和現場、トイレ / 掲示物 / N-35-29-27.288208 E-139-38-37.565917 / N-35-29-27.288208 E-139-38-37.565917">
            <text:p>:PHOTO 記録しておきたいもの / @宮前平駅、東和現場、トイレ / 掲示物 / N-35-29-27.288208 E-139-38-37.565917 / N-35-29-27.288208 E-139-38-37.56591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1-21_18-40-18_000.jpg</text:p>
          </table:table-cell>
          <table:table-cell table:style-name="ce17" office:value-type="string">
            <text:p>:m 東和 PHOTO / 201121sa / 大口駅 / ガーラ横浜大口Ⅱ / １名 / 橘設備工業所（藤木組） / 帰宅時刻</text:p>
          </table:table-cell>
          <table:table-cell table:style-name="ce19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21]=&quot;&quot;;[.C21];CONCATENATE([.C21];&quot; / &quot;;[.E21]))" office:value-type="string" office:string-value=":m 東和 PHOTO / 201121sa / 大口駅 / ガーラ横浜大口Ⅱ / １名 / 橘設備工業所（藤木組） / 帰宅時刻">
            <text:p>:m 東和 PHOTO / 201121sa / 大口駅 / ガーラ横浜大口Ⅱ / １名 / 橘設備工業所（藤木組） / 帰宅時刻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1-21_20-44-53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22]=&quot;&quot;;[.C22];CONCATENATE([.C22];&quot; / &quot;;[.E22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1-21_20-45-42_000.jpg</text:p>
          </table:table-cell>
          <table:table-cell table:style-name="ce22" office:value-type="string">
            <text:p>:m :lets / action activity / やること / res:翌日の日誌に、知ったこと、メモしよう || :m :lets / action activity / やること / クラリ、やってみるか</text:p>
          </table:table-cell>
          <table:table-cell table:style-name="ce16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23]=&quot;&quot;;[.C23];CONCATENATE([.C23];&quot; / &quot;;[.E23]))" office:value-type="string" office:string-value=":m :lets / action activity / やること / res:翌日の日誌に、知ったこと、メモしよう || :m :lets / action activity / やること / クラリ、やってみるか">
            <text:p>:m :lets / action activity / やること / res:翌日の日誌に、知ったこと、メモしよう || :m :lets / action activity / やること / クラリ、やってみる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1-22_01-20-47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4" table:formula="of:=IF([.E24]=&quot;&quot;;[.C24];CONCATENATE([.C24];&quot; / &quot;;[.E2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1-22_10-39-49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4" table:formula="of:=IF([.E25]=&quot;&quot;;[.C25];CONCATENATE([.C25];&quot; / &quot;;[.E25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1-22_11-57-12_000.jpg</text:p>
          </table:table-cell>
          <table:table-cell table:style-name="ce8" office:value-type="string">
            <text:p>:bookmemo 1*1 / ページメモ / 『子どものトラウマ』 / 著者=西澤哲 / session-?? / p.174~ / w:解放；再体験；回復 \\\ :tome/ (J*) / 心理療法家になろう \\\ :m :th / 「癒し」ではなく、「回復」 \\\ :m :lets / action activity / やること / リコーダー、中断</text:p>
          </table:table-cell>
          <table:table-cell table:style-name="ce19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26]=&quot;&quot;;[.C26];CONCATENATE([.C26];&quot; / &quot;;[.E26]))" office:value-type="string" office:string-value=":bookmemo 1*1 / ページメモ / 『子どものトラウマ』 / 著者=西澤哲 / session-?? / p.174~ / w:解放；再体験；回復 \\\ :tome/ (J*) / 心理療法家になろう \\\ :m :th / 「癒し」ではなく、「回復」 \\\ :m :lets / action activity / やること / リコーダー、中断">
            <text:p>:bookmemo 1*1 / ページメモ / 『子どものトラウマ』 / 著者=西澤哲 / session-?? / p.174~ / w:解放；再体験；回復 \\\ :tome/ (J*) / 心理療法家になろう \\\ :m :th / 「癒し」ではなく、「回復」 \\\ :m :lets / action activity / やること / リコーダー、中断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1-22_12-05-17_000.jpg</text:p>
          </table:table-cell>
          <table:table-cell table:style-name="ce17" office:value-type="string">
            <text:p>:m 東和 PHOTO / 201121sa / 大口駅 / ガーラ横浜大口Ⅱ / １名 / 橘設備工業所（藤木組） / 日報</text:p>
          </table:table-cell>
          <table:table-cell table:style-name="ce19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4" table:formula="of:=IF([.E27]=&quot;&quot;;[.C27];CONCATENATE([.C27];&quot; / &quot;;[.E27]))" office:value-type="string" office:string-value=":m 東和 PHOTO / 201121sa / 大口駅 / ガーラ横浜大口Ⅱ / １名 / 橘設備工業所（藤木組） / 日報">
            <text:p>:m 東和 PHOTO / 201121sa / 大口駅 / ガーラ横浜大口Ⅱ / １名 / 橘設備工業所（藤木組） / 日報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1_05-08-21_000.mid</text:p>
          </table:table-cell>
          <table:table-cell table:style-name="ce8" office:value-type="string">
            <text:p>:in-mid / app=perfect-piano / 演奏、play / id-2020-1121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string" office:string-value=":in-mid / app=perfect-piano / 演奏、play / id-2020-1121-1 / category=melody,inst=~,for=~,genre=~">
            <text:p>:in-mid / app=perfect-piano / 演奏、play / id-2020-1121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1_18-42-01_000.mid</text:p>
          </table:table-cell>
          <table:table-cell table:style-name="ce8" office:value-type="string">
            <text:p>:in-mid / app=perfect-piano / 演奏、play / id-2020-1121-2 / category=melody,inst=~,for=~,genre=~</text:p>
          </table:table-cell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string" office:string-value=":in-mid / app=perfect-piano / 演奏、play / id-2020-1121-2 / category=melody,inst=~,for=~,genre=~">
            <text:p>:in-mid / app=perfect-piano / 演奏、play / id-2020-1121-2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020/11/22</text:date>, <text:time>15:13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2T15:13:08.68</dc:date>
    <dc:creator>iwabuchi ken</dc:creator>
    <meta:editing-duration>P28DT6H13M21S</meta:editing-duration>
    <meta:editing-cycles>10562</meta:editing-cycles>
    <meta:document-statistic meta:table-count="1" meta:cell-count="499" meta:object-count="0"/>
  </office:meta>
</office:document-meta>
</file>